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402in"/>
    </style:style>
    <style:style style:name="co2" style:family="table-column">
      <style:table-column-properties fo:break-before="auto" style:column-width="0.7in"/>
    </style:style>
    <style:style style:name="co3" style:family="table-column">
      <style:table-column-properties fo:break-before="auto" style:column-width="0.357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diameter</text:p>
          </table:table-cell>
          <table:table-cell office:value-type="float" office:value="44" calcext:value-type="float">
            <text:p>44.00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perimeter</text:p>
          </table:table-cell>
          <table:table-cell table:formula="of:=2*PI()*[.B1]/2" office:value-type="float" office:value="138.230076757951" calcext:value-type="float">
            <text:p>138.23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ngle</text:p>
          </table:table-cell>
          <table:table-cell table:formula="of:=180+(45*2)" office:value-type="float" office:value="270" calcext:value-type="float">
            <text:p>270.00</text:p>
          </table:table-cell>
          <table:table-cell office:value-type="string" calcext:value-type="string">
            <text:p>deg</text:p>
          </table:table-cell>
        </table:table-row>
        <table:table-row table:style-name="ro1">
          <table:table-cell office:value-type="string" calcext:value-type="string">
            <text:p>percentage</text:p>
          </table:table-cell>
          <table:table-cell table:formula="of:=[.B4]*100/360" office:value-type="float" office:value="75" calcext:value-type="float">
            <text:p>75.00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perimeter used (each)</text:p>
          </table:table-cell>
          <table:table-cell table:formula="of:=[.B2]*[.B5]%" office:value-type="float" office:value="103.672557568463" calcext:value-type="float">
            <text:p>103.67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erimeter used by pulleys</text:p>
          </table:table-cell>
          <table:table-cell table:formula="of:=[.B6]*2" office:value-type="float" office:value="207.345115136926" calcext:value-type="float">
            <text:p>207.35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elt perimeter</text:p>
          </table:table-cell>
          <table:table-cell office:value-type="float" office:value="582.5" calcext:value-type="float">
            <text:p>582.50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erimeter without pulleys</text:p>
          </table:table-cell>
          <table:table-cell table:formula="of:=[.B10]-[.B8]" office:value-type="float" office:value="375.154884863074" calcext:value-type="float">
            <text:p>375.15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enter to center distance</text:p>
          </table:table-cell>
          <table:table-cell table:formula="of:=[.B12]/2" office:value-type="float" office:value="187.577442431537" calcext:value-type="float">
            <text:p>187.58</text:p>
          </table:table-cell>
          <table:table-cell office:value-type="string" calcext:value-type="string">
            <text:p>mm</text:p>
          </table:table-cell>
        </table:table-row>
        <table:table-row table:style-name="ro1" table:number-rows-repeated="1048561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3T18:36:56.422204823</meta:creation-date>
    <dc:date>2025-02-03T18:58:13.940185256</dc:date>
    <meta:editing-duration>PT10M57S</meta:editing-duration>
    <meta:editing-cycles>2</meta:editing-cycles>
    <meta:generator>LibreOffice/24.2.7.2$Linux_X86_64 LibreOffice_project/420$Build-2</meta:generator>
    <meta:document-statistic meta:table-count="1" meta:cell-count="27" meta:object-count="0"/>
  </office:meta>
</office:document-meta>
</file>